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110c0e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1120354"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1172cfc"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172cfc"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1172cfc"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1152f62"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10966ed" officeooo:paragraph-rsid="010966ed"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officeooo:rsid="01112916" officeooo:paragraph-rsid="01112916" style:letter-kerning="true" style:font-size-asian="12pt" style:language-asian="zh" style:country-asian="CN" style:font-name-complex="FreeSerif1" style:font-size-complex="12pt" style:language-complex="ar" style:country-complex="SA"/>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officeooo:rsid="01120354" officeooo:paragraph-rsid="01121dad" style:letter-kerning="true" style:font-size-asian="12pt" style:language-asian="zh" style:country-asian="CN" style:font-name-complex="FreeSerif1" style:font-size-complex="12pt" style:language-complex="ar" style:country-complex="SA"/>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officeooo:rsid="00c36d95" officeooo:paragraph-rsid="01172cfc" style:letter-kerning="true" style:font-size-asian="12pt" style:language-asian="zh" style:country-asian="CN" style:font-name-complex="FreeSerif1" style:font-size-complex="12pt" style:language-complex="ar" style:country-complex="SA"/>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officeooo:rsid="0126c0d6" officeooo:paragraph-rsid="0126c0d6" style:letter-kerning="true" style:font-size-asian="12pt" style:language-asian="zh" style:country-asian="CN" style:font-name-complex="FreeSerif1" style:font-size-complex="12pt" style:language-complex="ar" style:country-complex="SA"/>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1172cfc" style:letter-kerning="true" style:font-size-asian="12pt" style:language-asian="zh" style:country-asian="CN" style:font-style-asian="italic" style:font-name-complex="FreeSerif1" style:font-size-complex="12pt" style:language-complex="ar" style:country-complex="SA" style:font-style-complex="italic"/>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121dad" officeooo:paragraph-rsid="01120354" style:letter-kerning="true" style:font-size-asian="12pt" style:language-asian="zh" style:country-asian="CN" style:font-style-asian="normal" style:font-name-complex="FreeSerif1" style:font-size-complex="12pt" style:language-complex="ar" style:country-complex="SA" style:font-style-complex="normal"/>
    </style:style>
    <style:style style:name="P31"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3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paragraph-rsid="0110c0ed"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paragraph-rsid="01152f62"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paragraph-rsid="0119d0c3"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30c76c" officeooo:paragraph-rsid="01172cfc"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450821" officeooo:paragraph-rsid="01172cfc"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4648a2" officeooo:paragraph-rsid="01172cfc"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4648a2" officeooo:paragraph-rsid="011ff49b"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47"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48"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49"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fo:language="en" fo:country="US" officeooo:rsid="010e1127" officeooo:paragraph-rsid="010e1127" style:font-size-asian="12pt" style:font-size-complex="12pt"/>
    </style:style>
    <style:style style:name="P54"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6" style:family="paragraph" style:parent-style-name="Standard">
      <style:paragraph-properties fo:text-align="start" style:justify-single-word="false" fo:orphans="0" fo:widows="0"/>
      <style:text-properties style:font-name="Liberation Serif" fo:font-size="12pt" fo:language="en" fo:country="US" officeooo:rsid="0110c0ed" officeooo:paragraph-rsid="0110c0ed" style:font-size-asian="12pt" style:font-size-complex="12pt"/>
    </style:style>
    <style:style style:name="P57" style:family="paragraph" style:parent-style-name="Standard">
      <style:paragraph-properties fo:text-align="start" style:justify-single-word="false" fo:orphans="0" fo:widows="0"/>
      <style:text-properties style:font-name="Liberation Serif" fo:font-size="12pt" fo:language="en" fo:country="US" officeooo:rsid="01112916" officeooo:paragraph-rsid="01112916"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fo:language="en" fo:country="US" officeooo:rsid="0113b033" officeooo:paragraph-rsid="0113b033"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fo:language="en" fo:country="US" officeooo:rsid="0099122e" officeooo:paragraph-rsid="01152f62"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61"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1172cfc" style:font-size-asian="12pt" style:font-style-asian="italic" style:font-size-complex="12pt" style:font-style-complex="italic"/>
    </style:style>
    <style:style style:name="P62"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1172cfc" style:font-size-asian="12pt" style:font-style-asian="italic" style:font-size-complex="12pt" style:font-style-complex="italic"/>
    </style:style>
    <style:style style:name="P63"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1172cfc" style:font-size-asian="12pt" style:font-style-asian="italic" style:font-size-complex="12pt" style:font-style-complex="italic"/>
    </style:style>
    <style:style style:name="P6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6" style:family="paragraph" style:parent-style-name="Standard">
      <style:paragraph-properties fo:text-align="start" style:justify-single-word="false" fo:orphans="0" fo:widows="0"/>
      <style:text-properties officeooo:paragraph-rsid="01172cfc"/>
    </style:style>
    <style:style style:name="P67" style:family="paragraph" style:parent-style-name="Standard">
      <style:text-properties officeooo:rsid="000d8911" officeooo:paragraph-rsid="00d46a1a"/>
    </style:style>
    <style:style style:name="P6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6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70" style:family="paragraph" style:parent-style-name="Standard">
      <style:paragraph-properties fo:break-before="page"/>
      <style:text-properties officeooo:rsid="000d8911" officeooo:paragraph-rsid="00d46a1a"/>
    </style:style>
    <style:style style:name="P7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74"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7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76"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77"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78" style:family="paragraph" style:parent-style-name="Text_20_body">
      <style:paragraph-properties fo:margin-top="0in" fo:margin-bottom="0in" loext:contextual-spacing="false"/>
      <style:text-properties style:font-name="Liberation Serif" fo:font-size="12pt" officeooo:rsid="0088c7a7" officeooo:paragraph-rsid="010966ed" style:font-size-asian="12pt" style:font-size-complex="12pt"/>
    </style:style>
    <style:style style:name="P7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1"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82" style:family="paragraph" style:parent-style-name="Text_20_body">
      <style:paragraph-properties fo:margin-top="0in" fo:margin-bottom="0in" loext:contextual-spacing="false"/>
      <style:text-properties style:font-name="Liberation Serif" fo:font-size="12pt" officeooo:paragraph-rsid="01172cfc" style:font-size-asian="12pt" style:font-size-complex="12pt"/>
    </style:style>
    <style:style style:name="P8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84"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8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8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8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88"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8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officeooo:paragraph-rsid="01172cfc" fo:background-color="#cccccc" style:font-size-asian="12pt" style:font-size-complex="12pt"/>
    </style:style>
    <style:style style:name="P90" style:family="paragraph" style:parent-style-name="Text_20_body">
      <style:paragraph-properties fo:margin-top="0in" fo:margin-bottom="0in" loext:contextual-spacing="false"/>
      <style:text-properties style:font-name="Liberation Serif" fo:font-size="12pt" fo:font-style="normal" officeooo:rsid="00e83346" officeooo:paragraph-rsid="010b4558" style:font-size-asian="12pt" style:font-style-asian="normal" style:font-size-complex="12pt" style:font-style-complex="normal"/>
    </style:style>
    <style:style style:name="P91"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92"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93"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94"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95"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96"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97"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1a22f" style:font-size-asian="12pt" style:font-style-asian="normal" style:font-size-complex="12pt" style:font-style-complex="normal"/>
    </style:style>
    <style:style style:name="P98" style:family="paragraph" style:parent-style-name="Text_20_body">
      <style:paragraph-properties fo:margin-top="0in" fo:margin-bottom="0in" loext:contextual-spacing="false"/>
      <style:text-properties fo:color="#000000" style:font-name="Liberation Serif" fo:font-size="12pt" fo:font-style="normal" officeooo:rsid="00e70da5" officeooo:paragraph-rsid="010966ed" style:font-size-asian="12pt" style:font-style-asian="normal" style:font-size-complex="12pt" style:font-style-complex="normal"/>
    </style:style>
    <style:style style:name="P9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100"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01"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normal" fo:font-weight="normal" officeooo:rsid="007d7cfc" officeooo:paragraph-rsid="01172cfc" style:letter-kerning="true" style:font-size-asian="12pt" style:language-asian="zh" style:country-asian="CN" style:font-style-asian="normal" style:font-weight-asian="normal" style:font-name-complex="FreeSerif1" style:font-size-complex="12pt" style:language-complex="ar" style:country-complex="SA" style:font-style-complex="normal" style:font-weight-complex="normal"/>
    </style:style>
    <style:style style:name="P102" style:family="paragraph" style:parent-style-name="Text_20_body">
      <style:paragraph-properties fo:margin-top="0in" fo:margin-bottom="0in" loext:contextual-spacing="false"/>
      <style:text-properties officeooo:paragraph-rsid="010966ed"/>
    </style:style>
    <style:style style:name="P10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10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105" style:family="paragraph" style:parent-style-name="Standard">
      <style:paragraph-properties fo:margin-top="0in" fo:margin-bottom="0in" loext:contextual-spacing="false" fo:text-align="start" style:justify-single-word="false" fo:orphans="0" fo:widows="0"/>
      <style:text-properties style:font-name="Liberation Serif" fo:font-size="12pt" fo:language="en" fo:country="US" fo:font-style="italic" officeooo:rsid="004e5d13" officeooo:paragraph-rsid="01172cfc" style:font-size-asian="12pt" style:font-style-asian="italic" style:font-size-complex="12pt" style:font-style-complex="italic"/>
    </style:style>
    <style:style style:name="P106"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108" style:family="paragraph" style:parent-style-name="Standard">
      <style:paragraph-properties fo:text-align="start" style:justify-single-word="false" fo:orphans="0" fo:widows="0"/>
      <style:text-properties officeooo:paragraph-rsid="012bd14f"/>
    </style:style>
    <style:style style:name="P10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110"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02934a5" fo:background-color="#00ff66" loext:char-shading-value="0" style:font-style-asian="normal" style:font-style-complex="normal"/>
    </style:style>
    <style:style style:name="T43" style:family="text">
      <style:text-properties fo:color="#000000" fo:font-style="normal" officeooo:rsid="0029aac2" fo:background-color="#00ff66" loext:char-shading-value="0" style:font-style-asian="normal" style:font-style-complex="normal"/>
    </style:style>
    <style:style style:name="T44" style:family="text">
      <style:text-properties fo:color="#000000" fo:font-style="normal" officeooo:rsid="00fe3a60" fo:background-color="#99ff99" loext:char-shading-value="0" style:font-style-asian="normal" style:font-style-complex="normal"/>
    </style:style>
    <style:style style:name="T45"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6"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7"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48"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italic" style:font-style-asian="italic" style:font-style-complex="italic"/>
    </style:style>
    <style:style style:name="T53" style:family="text">
      <style:text-properties fo:color="#000000" fo:font-style="italic" officeooo:rsid="009bb0aa" style:font-style-asian="italic" style:font-style-complex="italic"/>
    </style:style>
    <style:style style:name="T54" style:family="text">
      <style:text-properties fo:color="#000000" fo:font-style="italic" officeooo:rsid="00dbe4ad" style:font-style-asian="italic" style:font-style-complex="italic"/>
    </style:style>
    <style:style style:name="T55" style:family="text">
      <style:text-properties fo:color="#000000" fo:font-style="italic" officeooo:rsid="00efef38" style:font-style-asian="italic" style:font-style-complex="italic"/>
    </style:style>
    <style:style style:name="T56" style:family="text">
      <style:text-properties fo:color="#000000" fo:font-style="italic" officeooo:rsid="00f06448" style:font-style-asian="italic" style:font-style-complex="italic"/>
    </style:style>
    <style:style style:name="T57" style:family="text">
      <style:text-properties fo:color="#000000" fo:font-style="italic" officeooo:rsid="00f17d77" style:font-style-asian="italic" style:font-style-complex="italic"/>
    </style:style>
    <style:style style:name="T5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59"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60"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61"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62"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63"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64"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65"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66"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67"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68"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69" style:family="text">
      <style:text-properties fo:color="#000000" style:font-name="Liberation Serif" fo:font-size="12pt" fo:language="en" fo:country="US" officeooo:rsid="0121a4c1" style:letter-kerning="true" style:font-size-asian="12pt" style:language-asian="zh" style:country-asian="CN" style:font-name-complex="FreeSerif1" style:font-size-complex="12pt" style:language-complex="ar" style:country-complex="SA"/>
    </style:style>
    <style:style style:name="T70"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71" style:family="text">
      <style:text-properties fo:color="#000000" style:font-name="Liberation Serif" fo:font-size="12pt" fo:language="en" fo:country="US" officeooo:rsid="012bd14f" style:letter-kerning="true" fo:background-color="#ffff00" loext:char-shading-value="0" style:font-size-asian="12pt" style:language-asian="zh" style:country-asian="CN" style:font-name-complex="FreeSerif1" style:font-size-complex="12pt" style:language-complex="ar" style:country-complex="SA"/>
    </style:style>
    <style:style style:name="T72" style:family="text">
      <style:text-properties fo:color="#000000" style:font-name="Liberation Serif" fo:font-size="12pt" fo:language="en" fo:country="US" officeooo:rsid="0047afbe" style:letter-kerning="true" fo:background-color="#ffffff" loext:char-shading-value="0" style:font-size-asian="12pt" style:language-asian="zh" style:country-asian="CN" style:font-name-complex="FreeSerif1" style:font-size-complex="12pt" style:language-complex="ar" style:country-complex="SA"/>
    </style:style>
    <style:style style:name="T73" style:family="text">
      <style:text-properties fo:color="#000000" style:font-name="Liberation Serif" fo:font-size="12pt" fo:language="en" fo:country="US" officeooo:rsid="012bd14f" style:letter-kerning="true" fo:background-color="#ffffff" loext:char-shading-value="0" style:font-size-asian="12pt" style:language-asian="zh" style:country-asian="CN" style:font-name-complex="FreeSerif1" style:font-size-complex="12pt" style:language-complex="ar" style:country-complex="SA"/>
    </style:style>
    <style:style style:name="T74"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75"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76"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77"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78"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79"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0" style:family="text">
      <style:text-properties fo:color="#000000" fo:language="en" fo:country="US" style:letter-kerning="true" style:language-asian="zh" style:country-asian="CN" style:font-name-complex="FreeSerif1" style:language-complex="ar" style:country-complex="SA"/>
    </style:style>
    <style:style style:name="T81" style:family="text">
      <style:text-properties fo:color="#000000" fo:language="en" fo:country="US" officeooo:rsid="00c36d95" style:letter-kerning="true" style:language-asian="zh" style:country-asian="CN" style:font-name-complex="FreeSerif1" style:language-complex="ar" style:country-complex="SA"/>
    </style:style>
    <style:style style:name="T82" style:family="text">
      <style:text-properties fo:color="#000000" fo:language="en" fo:country="US" officeooo:rsid="01172cfc" style:letter-kerning="true" style:language-asian="zh" style:country-asian="CN" style:font-name-complex="FreeSerif1" style:language-complex="ar" style:country-complex="SA"/>
    </style:style>
    <style:style style:name="T83" style:family="text">
      <style:text-properties fo:color="#000000" fo:language="en" fo:country="US" style:letter-kerning="true" style:language-asian="zh" style:country-asian="CN" style:font-name-complex="FreeSerif1" style:language-complex="hi" style:country-complex="IN"/>
    </style:style>
    <style:style style:name="T84"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85"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86" style:family="text">
      <style:text-properties fo:color="#000000" style:letter-kerning="true" style:language-asian="zh" style:country-asian="CN" style:font-name-complex="FreeSerif1" style:language-complex="ar" style:country-complex="SA"/>
    </style:style>
    <style:style style:name="T87" style:family="text">
      <style:text-properties fo:color="#000000" officeooo:rsid="0031a391" style:letter-kerning="true" style:language-asian="zh" style:country-asian="CN" style:font-name-complex="FreeSerif1" style:language-complex="ar" style:country-complex="SA"/>
    </style:style>
    <style:style style:name="T88" style:family="text">
      <style:text-properties fo:color="#000000" officeooo:rsid="0030c76c" style:letter-kerning="true" style:language-asian="zh" style:country-asian="CN" style:font-name-complex="FreeSerif1" style:language-complex="ar" style:country-complex="SA"/>
    </style:style>
    <style:style style:name="T89" style:family="text">
      <style:text-properties fo:color="#000000" officeooo:rsid="003ea1b3" style:letter-kerning="true" style:language-asian="zh" style:country-asian="CN" style:font-name-complex="FreeSerif1" style:language-complex="ar" style:country-complex="SA"/>
    </style:style>
    <style:style style:name="T90" style:family="text">
      <style:text-properties fo:color="#000000" officeooo:rsid="004648a2" style:letter-kerning="true" style:language-asian="zh" style:country-asian="CN" style:font-name-complex="FreeSerif1" style:language-complex="ar" style:country-complex="SA"/>
    </style:style>
    <style:style style:name="T91" style:family="text">
      <style:text-properties fo:color="#000000" officeooo:rsid="0037023a" style:letter-kerning="true" style:language-asian="zh" style:country-asian="CN" style:font-name-complex="FreeSerif1" style:language-complex="ar" style:country-complex="SA"/>
    </style:style>
    <style:style style:name="T92" style:family="text">
      <style:text-properties fo:color="#000000" officeooo:rsid="00465283" style:letter-kerning="true" style:language-asian="zh" style:country-asian="CN" style:font-name-complex="FreeSerif1" style:language-complex="ar" style:country-complex="SA"/>
    </style:style>
    <style:style style:name="T93" style:family="text">
      <style:text-properties fo:color="#000000" officeooo:rsid="0046e9c4" style:letter-kerning="true" style:language-asian="zh" style:country-asian="CN" style:font-name-complex="FreeSerif1" style:language-complex="ar" style:country-complex="SA"/>
    </style:style>
    <style:style style:name="T94" style:family="text">
      <style:text-properties fo:color="#000000" officeooo:rsid="002ec99f" style:letter-kerning="true" style:language-asian="zh" style:country-asian="CN" style:font-name-complex="FreeSerif1" style:language-complex="ar" style:country-complex="SA"/>
    </style:style>
    <style:style style:name="T95" style:family="text">
      <style:text-properties fo:color="#000000" officeooo:rsid="003d4d3a" style:letter-kerning="true" style:language-asian="zh" style:country-asian="CN" style:font-name-complex="FreeSerif1" style:language-complex="ar" style:country-complex="SA"/>
    </style:style>
    <style:style style:name="T96" style:family="text">
      <style:text-properties fo:color="#000000" officeooo:rsid="00373bf3" style:letter-kerning="true" style:language-asian="zh" style:country-asian="CN" style:font-name-complex="FreeSerif1" style:language-complex="ar" style:country-complex="SA"/>
    </style:style>
    <style:style style:name="T97" style:family="text">
      <style:text-properties fo:color="#000000" officeooo:rsid="0119d0c3" style:letter-kerning="true" style:language-asian="zh" style:country-asian="CN" style:font-name-complex="FreeSerif1" style:language-complex="ar" style:country-complex="SA"/>
    </style:style>
    <style:style style:name="T98" style:family="text">
      <style:text-properties fo:color="#000000" officeooo:rsid="011a669e" style:letter-kerning="true" style:language-asian="zh" style:country-asian="CN" style:font-name-complex="FreeSerif1" style:language-complex="ar" style:country-complex="SA"/>
    </style:style>
    <style:style style:name="T99" style:family="text">
      <style:text-properties fo:color="#000000" officeooo:rsid="00435ff5" style:letter-kerning="true" style:language-asian="zh" style:country-asian="CN" style:font-name-complex="FreeSerif1" style:language-complex="ar" style:country-complex="SA"/>
    </style:style>
    <style:style style:name="T100" style:family="text">
      <style:text-properties fo:color="#000000" officeooo:rsid="011ff49b" style:letter-kerning="true" style:language-asian="zh" style:country-asian="CN" style:font-name-complex="FreeSerif1" style:language-complex="ar" style:country-complex="SA"/>
    </style:style>
    <style:style style:name="T101" style:family="text">
      <style:text-properties fo:color="#000000" officeooo:rsid="009bb0aa"/>
    </style:style>
    <style:style style:name="T102"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03" style:family="text">
      <style:text-properties fo:color="#000000" officeooo:rsid="00eb2bfe"/>
    </style:style>
    <style:style style:name="T104" style:family="text">
      <style:text-properties fo:color="#000000" officeooo:rsid="00e9410a"/>
    </style:style>
    <style:style style:name="T105" style:family="text">
      <style:text-properties fo:color="#000000" officeooo:rsid="00e9e936"/>
    </style:style>
    <style:style style:name="T106" style:family="text">
      <style:text-properties fo:color="#000000" officeooo:rsid="00ed0090"/>
    </style:style>
    <style:style style:name="T107" style:family="text">
      <style:text-properties fo:color="#000000" officeooo:rsid="00ee3257"/>
    </style:style>
    <style:style style:name="T108" style:family="text">
      <style:text-properties fo:color="#000000" officeooo:rsid="00efef38"/>
    </style:style>
    <style:style style:name="T109" style:family="text">
      <style:text-properties fo:color="#000000" officeooo:rsid="00f06448"/>
    </style:style>
    <style:style style:name="T110" style:family="text">
      <style:text-properties fo:color="#000000" officeooo:rsid="00f17d77"/>
    </style:style>
    <style:style style:name="T111" style:family="text">
      <style:text-properties fo:color="#000000" officeooo:rsid="00f32c62"/>
    </style:style>
    <style:style style:name="T112" style:family="text">
      <style:text-properties fo:color="#000000" officeooo:rsid="00f5bb41"/>
    </style:style>
    <style:style style:name="T113" style:family="text">
      <style:text-properties fo:color="#000000" officeooo:rsid="00f88e67"/>
    </style:style>
    <style:style style:name="T114" style:family="text">
      <style:text-properties fo:color="#000000" officeooo:rsid="01066e05"/>
    </style:style>
    <style:style style:name="T115" style:family="text">
      <style:text-properties fo:color="#000000" officeooo:rsid="01073ea4"/>
    </style:style>
    <style:style style:name="T116" style:family="text">
      <style:text-properties fo:color="#000000" officeooo:rsid="01079f73"/>
    </style:style>
    <style:style style:name="T117" style:family="text">
      <style:text-properties fo:color="#000000" officeooo:rsid="010b4558"/>
    </style:style>
    <style:style style:name="T118" style:family="text">
      <style:text-properties style:use-window-font-color="true"/>
    </style:style>
    <style:style style:name="T119" style:family="text">
      <style:text-properties style:use-window-font-color="true" officeooo:rsid="002934a5"/>
    </style:style>
    <style:style style:name="T120" style:family="text">
      <style:text-properties style:use-window-font-color="true" officeooo:rsid="002d4e06"/>
    </style:style>
    <style:style style:name="T121" style:family="text">
      <style:text-properties fo:font-style="italic" style:font-style-asian="italic" style:font-style-complex="italic"/>
    </style:style>
    <style:style style:name="T122" style:family="text">
      <style:text-properties fo:font-style="italic" officeooo:rsid="01121dad" style:font-style-asian="italic" style:font-style-complex="italic"/>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fo:font-weight="normal" officeooo:rsid="002ec99f" style:font-style-asian="italic" style:font-weight-asian="normal" style:font-style-complex="italic" style:font-weight-complex="normal"/>
    </style:style>
    <style:style style:name="T125" style:family="text">
      <style:text-properties fo:font-style="italic" fo:font-weight="normal" officeooo:rsid="003b9b10" style:font-style-asian="italic" style:font-weight-asian="normal" style:font-style-complex="italic" style:font-weight-complex="normal"/>
    </style:style>
    <style:style style:name="T126" style:family="text">
      <style:text-properties fo:font-style="italic" fo:font-weight="normal" officeooo:rsid="004ad6c8" style:font-style-asian="italic" style:font-weight-asian="normal" style:font-style-complex="italic" style:font-weight-complex="normal"/>
    </style:style>
    <style:style style:name="T127" style:family="text">
      <style:text-properties fo:font-style="normal" style:font-style-asian="normal" style:font-style-complex="normal"/>
    </style:style>
    <style:style style:name="T128" style:family="text">
      <style:text-properties fo:font-style="normal" officeooo:rsid="00898d38" style:font-style-asian="normal" style:font-style-complex="normal"/>
    </style:style>
    <style:style style:name="T129" style:family="text">
      <style:text-properties fo:font-style="normal" officeooo:rsid="009176e5" style:font-style-asian="normal" style:font-style-complex="normal"/>
    </style:style>
    <style:style style:name="T130" style:family="text">
      <style:text-properties fo:font-style="normal" officeooo:rsid="0096f124" style:font-style-asian="normal" style:font-style-complex="normal"/>
    </style:style>
    <style:style style:name="T131" style:family="text">
      <style:text-properties fo:font-style="normal" officeooo:rsid="00ac0285" style:font-style-asian="normal" style:font-style-complex="normal"/>
    </style:style>
    <style:style style:name="T132" style:family="text">
      <style:text-properties fo:font-style="normal" officeooo:rsid="00b42fb7" style:font-style-asian="normal" style:font-style-complex="normal"/>
    </style:style>
    <style:style style:name="T133" style:family="text">
      <style:text-properties fo:font-style="normal" officeooo:rsid="00b54f8c" style:font-style-asian="normal" style:font-style-complex="normal"/>
    </style:style>
    <style:style style:name="T134" style:family="text">
      <style:text-properties fo:font-style="normal" officeooo:rsid="01121dad" style:font-style-asian="normal" style:font-style-complex="normal"/>
    </style:style>
    <style:style style:name="T135" style:family="text">
      <style:text-properties officeooo:rsid="001efd72"/>
    </style:style>
    <style:style style:name="T136" style:family="text">
      <style:text-properties officeooo:rsid="001fe0cf"/>
    </style:style>
    <style:style style:name="T137" style:family="text">
      <style:text-properties officeooo:rsid="00226d99"/>
    </style:style>
    <style:style style:name="T138" style:family="text">
      <style:text-properties officeooo:rsid="002934a5"/>
    </style:style>
    <style:style style:name="T139" style:family="text">
      <style:text-properties officeooo:rsid="002d4e06"/>
    </style:style>
    <style:style style:name="T140" style:family="text">
      <style:text-properties officeooo:rsid="002ec99f"/>
    </style:style>
    <style:style style:name="T141" style:family="text">
      <style:text-properties officeooo:rsid="0030c76c"/>
    </style:style>
    <style:style style:name="T142" style:family="text">
      <style:text-properties officeooo:rsid="0032df48"/>
    </style:style>
    <style:style style:name="T143" style:family="text">
      <style:text-properties officeooo:rsid="00355161"/>
    </style:style>
    <style:style style:name="T144" style:family="text">
      <style:text-properties officeooo:rsid="00373bf3"/>
    </style:style>
    <style:style style:name="T145" style:family="text">
      <style:text-properties officeooo:rsid="00391711"/>
    </style:style>
    <style:style style:name="T146" style:family="text">
      <style:text-properties style:text-position="sub 58%" fo:font-size="12pt" fo:language="en" fo:country="US" fo:font-style="normal" style:font-size-asian="12pt" style:font-style-asian="normal" style:font-size-complex="12pt" style:font-style-complex="normal"/>
    </style:style>
    <style:style style:name="T147" style:family="text">
      <style:text-properties style:text-position="sub 58%" officeooo:rsid="00391711" fo:background-color="transparent" loext:char-shading-value="0"/>
    </style:style>
    <style:style style:name="T148" style:family="text">
      <style:text-properties officeooo:rsid="003a438a"/>
    </style:style>
    <style:style style:name="T149" style:family="text">
      <style:text-properties officeooo:rsid="003b9b10"/>
    </style:style>
    <style:style style:name="T150" style:family="text">
      <style:text-properties officeooo:rsid="003ea1b3"/>
    </style:style>
    <style:style style:name="T151" style:family="text">
      <style:text-properties officeooo:rsid="00435ff5"/>
    </style:style>
    <style:style style:name="T152" style:family="text">
      <style:text-properties officeooo:rsid="004648a2"/>
    </style:style>
    <style:style style:name="T153" style:family="text">
      <style:text-properties officeooo:rsid="00465283"/>
    </style:style>
    <style:style style:name="T154" style:family="text">
      <style:text-properties officeooo:rsid="0046e9c4"/>
    </style:style>
    <style:style style:name="T155" style:family="text">
      <style:text-properties officeooo:rsid="0047656e"/>
    </style:style>
    <style:style style:name="T156" style:family="text">
      <style:text-properties officeooo:rsid="004e2848"/>
    </style:style>
    <style:style style:name="T157" style:family="text">
      <style:text-properties officeooo:rsid="0065e0c8"/>
    </style:style>
    <style:style style:name="T158" style:family="text">
      <style:text-properties fo:font-size="12pt" fo:language="en" fo:country="US" fo:font-style="normal" fo:background-color="#ffffff" loext:char-shading-value="0" style:font-size-asian="12pt" style:font-style-asian="normal" style:font-size-complex="12pt" style:font-style-complex="normal"/>
    </style:style>
    <style:style style:name="T159" style:family="text">
      <style:text-properties fo:font-size="12pt" fo:language="en" fo:country="US" fo:font-style="normal" style:font-size-asian="12pt" style:font-style-asian="normal" style:font-size-complex="12pt" style:font-style-complex="normal"/>
    </style:style>
    <style:style style:name="T160" style:family="text">
      <style:text-properties fo:font-size="12pt" fo:language="en" fo:country="US" fo:font-style="normal" fo:background-color="#ffff00" loext:char-shading-value="0" style:font-size-asian="12pt" style:font-style-asian="normal" style:font-size-complex="12pt" style:font-style-complex="normal"/>
    </style:style>
    <style:style style:name="T161" style:family="text">
      <style:text-properties officeooo:rsid="006aaca8"/>
    </style:style>
    <style:style style:name="T162" style:family="text">
      <style:text-properties officeooo:rsid="006c5837"/>
    </style:style>
    <style:style style:name="T163" style:family="text">
      <style:text-properties officeooo:rsid="007121f6"/>
    </style:style>
    <style:style style:name="T164" style:family="text">
      <style:text-properties officeooo:rsid="0088c7a7"/>
    </style:style>
    <style:style style:name="T165" style:family="text">
      <style:text-properties officeooo:rsid="00898d38"/>
    </style:style>
    <style:style style:name="T166" style:family="text">
      <style:text-properties officeooo:rsid="0093d33b"/>
    </style:style>
    <style:style style:name="T167" style:family="text">
      <style:text-properties officeooo:rsid="00c1dc2b"/>
    </style:style>
    <style:style style:name="T168" style:family="text">
      <style:text-properties officeooo:rsid="00c48915"/>
    </style:style>
    <style:style style:name="T169" style:family="text">
      <style:text-properties officeooo:rsid="00e83346"/>
    </style:style>
    <style:style style:name="T170" style:family="text">
      <style:text-properties officeooo:rsid="00f88e67"/>
    </style:style>
    <style:style style:name="T171" style:family="text">
      <style:text-properties officeooo:rsid="00e24274"/>
    </style:style>
    <style:style style:name="T172" style:family="text">
      <style:text-properties fo:font-weight="normal" style:font-weight-asian="normal" style:font-weight-complex="normal"/>
    </style:style>
    <style:style style:name="T173" style:family="text">
      <style:text-properties officeooo:rsid="01120354"/>
    </style:style>
    <style:style style:name="T174" style:family="text">
      <style:text-properties officeooo:rsid="0115b733"/>
    </style:style>
    <style:style style:name="T175" style:family="text">
      <style:text-properties officeooo:rsid="011a669e"/>
    </style:style>
    <style:style style:name="T176" style:family="text">
      <style:text-properties officeooo:rsid="011c4495"/>
    </style:style>
    <style:style style:name="T177" style:family="text">
      <style:text-properties officeooo:rsid="011ca8f4"/>
    </style:style>
    <style:style style:name="T178" style:family="text">
      <style:text-properties officeooo:rsid="011e3975"/>
    </style:style>
    <style:style style:name="T179" style:family="text">
      <style:text-properties officeooo:rsid="00391711" fo:background-color="transparent" loext:char-shading-value="0"/>
    </style:style>
    <style:style style:name="T180" style:family="text">
      <style:text-properties officeooo:rsid="011f342a" fo:background-color="transparent" loext:char-shading-value="0"/>
    </style:style>
    <style:style style:name="T181" style:family="text">
      <style:text-properties officeooo:rsid="011f79b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0"><text:span text:style-name="T74">Nutrient deprivation affects immune response </text:span><text:span text:style-name="T75">in</text:span><text:span text:style-name="T74"> </text:span><text:span text:style-name="T75">laboratory and wild populations of </text:span><text:span text:style-name="T74">the burying beetle, </text:span><text:span text:style-name="T76">Nicrophorus orbicollis</text:span></text:p>
        <text:p text:style-name="P71"/>
        <text:p text:style-name="P84">Introduction</text:p>
        <text:p text:style-name="P71">Organisms in the wild are likely to undergo periods of food shortage due to unsuitable abiotic factors or <text:span text:style-name="T136">the presence of competitors, parasites, and </text:span>predators (<text:span text:style-name="T168">Kennish 1997, </text:span>Kells et al. 1999; Robb and Forbes 2006; <text:span text:style-name="T167">Clinchy et al. 2013</text:span>). <text:s/>These periods of restricted food intake are likely to occur in nearly all locations, but vary temporally within specific ecosystems (<text:span text:style-name="T162">Dolecal and Long</text:span> <text:span text:style-name="T162">2013</text:span>). <text:s/>Species that feed upon a wide variety of <text:span text:style-name="T135">materials</text:span> may encounter less stringent <text:span text:style-name="T161">nutrient</text:span> deprivation than those restricted to specific <text:span text:style-name="T135">substances </text:span>(Boyer 2003). <text:s/>Organisms that primarily consume physically or temporally rare <text:span text:style-name="T136">items</text:span>, though, are likely to have food shortages compounded by the general sparseness of, and intense competition over, any of these resources that do become accessible (Reitz and Trumble 2002; Debouzie et al. 2002).</text:p>
        <text:p text:style-name="P71"/>
        <text:p text:style-name="P82"><text:span text:style-name="T136">A</text:span>ll physiological processes, <text:span text:style-name="T137">such as cellular growth and reproduction,</text:span> <text:span text:style-name="T136">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81">Campero </text:span><text:span text:style-name="T82">et al. 2008, </text:span><text:span text:style-name="T85">Hoang 2001</text:span><text:span text:style-name="T136">), and may affect the immune system by limiting the degree of response that is able to be generated by the organism during an immune challenge (Moret and Schmid-Hempel 2000, Siva-Jothy and Thompson 2002).</text:span></text:p>
        <text:p text:style-name="P71"/>
        <text:p text:style-name="P7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74">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64">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P73"/>
        <text:p text:style-name="P77"><text:span text:style-name="T166">Invertebrate and vertebrate immune systems are known to differ, with invertebrates lacking the adaptive immunity and antibody-based defenses of vertebrates (</text:span><text:span text:style-name="T128">Strand 2008</text:span><text:span text:style-name="T129">)</text:span><text:span text:style-name="T165">. <text:s/>The invertebrate immune system features </text:span><text:span text:style-name="T130">innate </text:span><text:span text:style-name="T131">components </text:span><text:span text:style-name="T132">based upon </text:span><text:span text:style-name="T13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95"/>
        <text:p text:style-name="P76"><text:span text:style-name="T3">Burying beetles (</text:span><text:span text:style-name="T52">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54">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P96"/>
        <text:p text:style-name="P90"><text:span text:style-name="T103">There have been a small number of studies regarding</text:span><text:span text:style-name="T1"> individual immune responses in </text:span><text:span text:style-name="T106">two</text:span><text:span text:style-name="T1"> </text:span><text:span text:style-name="T52">Nicrophorus</text:span><text:span text:style-name="T1"> species </text:span><text:span text:style-name="T104">at varying life history stages (Steiger et al. 2011, Steiger et al. 2012</text:span><text:span text:style-name="T1">, </text:span><text:span text:style-name="T105">Reavey et al. 2014)</text:span><text:span text:style-name="T104">. <text:s/></text:span><text:span text:style-name="T108">Breeding</text:span><text:span text:style-name="T107"> </text:span><text:span text:style-name="T53">Nicrophorus orbicollis</text:span><text:span text:style-name="T101"> </text:span><text:span text:style-name="T108">did not </text:span><text:span text:style-name="T114">undergo a reduction in phenoloxidase amount or encapsulation response</text:span><text:span text:style-name="T101"> (Steiger et al. 2011), although </text:span><text:span text:style-name="T108">a subsequent</text:span><text:span text:style-name="T101"> study </text:span><text:span text:style-name="T108">reported</text:span><text:span text:style-name="T101"> that </text:span><text:span text:style-name="T108">in competitive scenarios over carrion for reproduction, non-dominant </text:span><text:span text:style-name="T55">N. orbicolli</text:span><text:span text:style-name="T56">s</text:span><text:span text:style-name="T109"> did </text:span><text:span text:style-name="T110">have a lessened immune response </text:span><text:span text:style-name="T114">(Steiger et al. 2012)</text:span><text:span text:style-name="T110">. <text:s/>During </text:span><text:span text:style-name="T113">breeding </text:span><text:span text:style-name="T110">periods, </text:span><text:span text:style-name="T57">Nicrophorus vespilloides</text:span><text:span text:style-name="T110"> was found to have </text:span><text:span text:style-name="T114">reduced phenoloxidase levels relative to non-breeding controls</text:span><text:span text:style-name="T110"> (Reavey et al. 2014), in contrast to </text:span><text:span text:style-name="T114">the earlier </text:span><text:span text:style-name="T115">experiments that used</text:span><text:span text:style-name="T110"> conspecific beetles. <text:s/>N</text:span><text:span text:style-name="T104">one </text:span><text:span text:style-name="T110">of these studies, </text:span><text:span text:style-name="T111">however,</text:span><text:span text:style-name="T110"> </text:span><text:span text:style-name="T104">have examined </text:span><text:span text:style-name="T112">the </text:span><text:span text:style-name="T104">impact</text:span><text:span text:style-name="T117">s of</text:span><text:span text:style-name="T104"> food shortage, </text:span><text:span text:style-name="T116">a </text:span><text:span text:style-name="T117">commonly experienced </text:span><text:span text:style-name="T116">form of nonreproductive stress,</text:span><text:span text:style-name="T104"> on </text:span><text:span text:style-name="T57">Nicrophorus</text:span><text:span text:style-name="T104"> beetles</text:span><text:span text:style-name="T112">' immune system function</text:span><text:span text:style-name="T117">.</text:span></text:p>
        <text:p text:style-name="P96"/>
        <text:p text:style-name="P97"><text:span text:style-name="T170">This experiment </text:span>was <text:span text:style-name="T170">designed to examine the effects of dietary restriction on constitutive</text:span> immunity and mounting an immune response<text:span text:style-name="T170"> between sexes in burying beetles, </text:span><text:span text:style-name="T121">Nicrophorus orbicollis.</text:span> <text:s/><text:span text:style-name="T169">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P97"/>
        <text:p text:style-name="P78"><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1"><text:soft-page-break/></text:p>
        <text:p text:style-name="P100"/>
        <text:p text:style-name="P28">Materials <text:span text:style-name="T140">and </text:span>Methods</text:p>
        <text:p text:style-name="P36"/>
        <text:p text:style-name="P89"><text:span text:style-name="T45">t</text:span><text:span text:style-name="T46">he purpose of the paragraph is to say…</text:span></text:p>
        <text:p text:style-name="P36"/>
        <text:p text:style-name="P9"><text:span text:style-name="T124">Insect </text:span><text:span text:style-name="T125">C</text:span><text:span text:style-name="T124">ultur</text:span><text:span text:style-name="T125">e </text:span><text:span text:style-name="T126">and Experimental Design</text:span></text:p>
        <text:p text:style-name="P37"><text:span text:style-name="T94">Experimental </text:span><text:span text:style-name="T59">N. orbicollis</text:span><text:span text:style-name="T94"> beetles were reared from a colony that was was initially founded by beetles caught in the research forest of Berea College, KY USA. <text:s/></text:span><text:span text:style-name="T95">The colony was initially started with mite-free </text:span><text:span text:style-name="T60">Nicrophorus tomentosus</text:span><text:span text:style-name="T47"> acting as surrogate parents, so that the </text:span><text:span text:style-name="T48">resulting offspring would not foster these </text:span><text:span text:style-name="T49">commensalist</text:span><text:span text:style-name="T50">s</text:span><text:span text:style-name="T49"> and mutualist</text:span><text:span text:style-name="T50">s (Wilson and Knollenberg</text:span><text:span text:style-name="T51"> </text:span><text:span text:style-name="T50">1987)</text:span><text:span text:style-name="T48">. <text:s/>At the time of this study, the beetles </text:span><text:span text:style-name="T96">had been </text:span><text:span text:style-name="T94">maintained in an insectary at the University of Nebraska Omaha </text:span><text:span text:style-name="T88">for 15 generations</text:span><text:span text:style-name="T47">. <text:s/></text:span><text:span text:style-name="T94">Adults were </text:span><text:span text:style-name="T97">identified to sex</text:span><text:span text:style-name="T94"> </text:span><text:span text:style-name="T97">after</text:span><text:span text:style-name="T94"> eclosion and placed into </text:span><text:span text:style-name="T97">individual </text:span><text:span text:style-name="T94">plastic containers (15 cm x 10 cm x 5 cm), filled with approximately 2 cm of moist peat. <text:s/></text:span><text:span text:style-name="T88">These boxes were held in the insectary at 22.0 ± 0.2 °C with 15 hours of light and 9 hours of dark per day. <text:s/>One month was then allowed for beetles to reach sexual maturity, during which time they were fed, twice per week, 1/8 teaspoon of canned cat food (Science Diet, Hill's Pet Nutrition Inc, Topeka, KS, USA). <text:s/></text:span><text:span text:style-name="T141">When beetles had reached sexual maturity, </text:span><text:span text:style-name="T88">their </text:span><text:span text:style-name="T98">body mass, </text:span><text:span text:style-name="T88">elytra length </text:span><text:span text:style-name="T98">and</text:span><text:span text:style-name="T88"> pronotum width were measured, and were then randomly assigned to one of </text:span><text:span text:style-name="T89">the following </text:span><text:span text:style-name="T88">treatment group</text:span><text:span text:style-name="T87">s </text:span><text:span text:style-name="T98">for seven days</text:span><text:span text:style-name="T87">:</text:span></text:p>
        <text:p text:style-name="P9"/>
        <text:p text:style-name="P9">Treatment 1: <text:span text:style-name="T175">F</text:span>ed 1/8 teaspoon canned cat food <text:span text:style-name="T150">per day</text:span>.</text:p>
        <text:p text:style-name="P9">Treatment 2: <text:span text:style-name="T175">F</text:span>ed 1/8 teaspoon canned cat food twice during <text:span text:style-name="T175">the seven day period.</text:span></text:p>
        <text:p text:style-name="P38"><text:span text:style-name="T86">Treatment 3: </text:span><text:span text:style-name="T98">Fed no cat food, </text:span><text:span text:style-name="T86">but access to water </text:span><text:span text:style-name="T58">ad libitum</text:span><text:span text:style-name="T86">.</text:span></text:p>
        <text:p text:style-name="P36"/>
        <text:p text:style-name="P9">At the <text:span text:style-name="T175">end of the seven day period</text:span>, beetles were <text:span text:style-name="T142">weighed and subsequently</text:span> subjected to either a phenoloxidase and protein assay or <text:span text:style-name="T142">simulated </text:span>immune <text:span text:style-name="T150">challenge</text:span> <text:span text:style-name="T142">via the </text:span>insertion of <text:span text:style-name="T142">a small </text:span>nylon monofilament.</text:p>
        <text:p text:style-name="P36"/>
        <text:p text:style-name="P26">Wild-Caught Beetles</text:p>
        <text:p text:style-name="P9">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text:span text:style-name="T176">decomposing</text:span> ground beef. <text:s/>Traps were placed in transects, approximately <text:span text:style-name="T176">ten meters</text:span> apart, and were checked on alternate days. <text:s/>Wild-caught beetles were brought back to the lab <text:span text:style-name="T152">the day they were collected</text:span>, where they were <text:span text:style-name="T177">identified to sex, </text:span>weighed, <text:span text:style-name="T142">and </text:span>measured, <text:span text:style-name="T142">then placed in a container filled with moist peat and allowed to acclimate to insectary conditions for 24 hours. <text:s/>After resting, wild-caught beetles were weighed again and randomly assigned to be subjected </text:span>to a phenoloxidase and protein assay <text:span text:style-name="T142">or</text:span> <text:span text:style-name="T142">simulated </text:span>immune <text:span text:style-name="T177">challenge</text:span> <text:span text:style-name="T142">with nylon monofilament</text:span>.</text:p>
        <text:p text:style-name="P36"/>
        <text:p text:style-name="P61">Hemolymph <text:span text:style-name="T149">C</text:span>ollection</text:p>
        <text:p text:style-name="P9">Hemolymph was extracted from beetles using a 25-gauge syringe tip <text:span text:style-name="T151">that was sterilized in 70% ethanol</text:span> to make a small puncture at the suture <text:span text:style-name="T143">above the prosternum</text:span>, <text:span text:style-name="T177">then</text:span> drawing between 2-5 μl of hemolymph into a <text:span text:style-name="T177">disposable</text:span> microcapillary tube. <text:s/>Samples were immediately forced into individual Eppendorf tubes, diluted with a ratio of 1 μl hemolymph to 50 μl of ice-cold phosphate-buffered saline, vortexed, and then frozen at -20 °C for one hour to rupture hemocytes.</text:p>
        <text:p text:style-name="P36"/>
        <text:p text:style-name="P61">Phenoloxidase <text:span text:style-name="T149">A</text:span>ctivity <text:span text:style-name="T149">A</text:span>ssay</text:p>
        <text:p text:style-name="P10"><text:span text:style-name="T148">Phenoloxidase acts as a catalyst for the conversion of L-DOPA to dopachrome, which can be measured spectrophotometrically. <text:s/></text:span>Frozen hemolymph samples were thawed, vortexed briefly, and 60 μl <text:span text:style-name="T149">of </text:span><text:soft-page-break/><text:span text:style-name="T149">sample </text:span>was pipetted into a spectrophotometer cuvette that contained 440 μl of ice-cold <text:span text:style-name="T144">phosphate-buffered saline</text:span>. <text:s/>500 μl of L-DOPA <text:span text:style-name="T145">(</text:span><text:span text:style-name="T179">4 mg/ml </text:span><text:span text:style-name="T180">of </text:span><text:span text:style-name="T179">H</text:span><text:span text:style-name="T147">2</text:span><text:span text:style-name="T179">O</text:span><text:span text:style-name="T145">) </text:span>was <text:span text:style-name="T149">then </text:span>added to this mixture, and the resultant solution was thoroughly mixed using a pipette. <text:s/><text:span text:style-name="T14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78">(absorption/minute)</text:span> during the linear phase of the reaction, <text:span text:style-name="T149">which is known to correlate with the concentration of phenoloxidase in the sample (Haine et al 2008)</text:span>. <text:s/>Each sample was <text:span text:style-name="T178">analyzed</text:span> in duplicate, and an average of the values was taken to arrive at a final phenoloxidase value for each beetle.</text:p>
        <text:p text:style-name="P10"/>
        <text:p text:style-name="P27">Protein Assay</text:p>
        <text:p text:style-name="P39">The total amount of protein in each hemolymph sample was measured by combining 40 <text:span text:style-name="T86">μl of </text:span><text:span text:style-name="T90">sample with 960 μl of Bio-Rad protein assay dye in a spectrophotometer cuvette, thoroughly mixing the two with a pipette. <text:s/>This compound was allowed to react for ten minutes before being analyzed with a spectrophotometer </text:span><text:span text:style-name="T91">(Beckman Coulter DU530, USA), </text:span><text:span text:style-name="T90">at an absorbance of 520nm. <text:s/>Protein levels were derived using a calibrated standard curve with fixed concentrations of 0.216, 0.432, 0.648, and 0.864 amounts of bovine serum albumin (Sigma).</text:span></text:p>
        <text:p text:style-name="P36"/>
        <text:p text:style-name="P62">Encapsulation and Melanization Assay</text:p>
        <text:p text:style-name="P41">To simulate a novel challenge of the immune system, a nylon monofilament was inserted into beetle<text:span text:style-name="T181">s</text:span> that did not have hemolymph <text:span text:style-name="T181">previously </text:span>drawn. <text:s/>A clear nylon <text:span text:style-name="T154">0.15 mm diameter </text:span>fishing line was roughened with fine-grain sandpaper, tied into knots, and cut into 2mm pieces, each piece having a knot in its center. <text:s/>A disposable <text:span text:style-name="T155">27-gauge </text:span>syringe tip <text:span text:style-name="T155">needle</text:span> was used to create a small hole in the pleural membrane between the second and third abdominal sternites. <text:s/><text:span text:style-name="T153">Fine-tipped surgical forceps, </text:span><text:span text:style-name="T99">sterilized in 70% ethanol</text:span><text:span text:style-name="T153"> between each use, were used to insert a piece of the nylon filament fully into the beetle's abdominal cavity.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92">°C </text:span><text:span text:style-name="T93">and held</text:span><text:span text:style-name="T92"> </text:span><text:span text:style-name="T100">at this temperature </text:span><text:span text:style-name="T93">until the filaments were able to be dissected out.</text:span></text:p>
        <text:p text:style-name="P40"/>
        <text:p text:style-name="P108"><text:span text:style-name="T62">Filaments were removed from thawed beetles </text:span><text:span text:style-name="T63">using a dissecting microscope and surgical tweezers, after which the filament was quickly dipped in water to remove any dirt, and stored in individually-labeled Eppendorf tubes at -20</text:span><text:span text:style-name="T64"> °C </text:span><text:span text:style-name="T65">until they were able to be analyzed. <text:s/></text:span><text:span text:style-name="T69">During analysis, f</text:span><text:span text:style-name="T66">ilaments were placed on a depression microscope slide and covered with a glass slip, the slide placed atop a piece of black plastic that would later be used as the control gray value. <text:s/></text:span><text:span text:style-name="T65">Each filament was photographed from the front and the back using a microscope with attached camera (</text:span><text:span text:style-name="T72">Olympus SZX12 Dissecting Microscope,</text:span><text:span text:style-name="T73"> 20 megapixel ImagingPlanet camera</text:span><text:span text:style-name="T6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67">(R </text:span><text:span text:style-name="T68">= 0.9990). <text:s/>Darkness scores ranged from 0 (completely black) to 215 (near-white). </text:span></text:p>
        <text:p text:style-name="P66"/>
        <text:p text:style-name="P11">“The darkness score for each individual was calculated as the average difference between implant and control scores in the three images analysed.” <text:span text:style-name="T156">←From Steiger, 2011 paper, do we want to do this, too?</text:span></text:p>
        <text:p text:style-name="P36"/>
        <text:p text:style-name="P63">Statistics</text:p>
        <text:p text:style-name="P105"><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text:span><text:soft-page-break/><text:span text:style-name="T39">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text:span></text:p>
        <text:p text:style-name="P98"/>
        <text:p text:style-name="P25">References</text:p>
        <text:p text:style-name="P33"/>
        <text:p text:style-name="P56">Bashir-Tanoli S and Tinsley MC. 2014. Immune response costs are associated with changes in resource acquisition and not resource allocation. Functional Ecology 28: 1011-1019.</text:p>
        <text:p text:style-name="P47"/>
        <text:p text:style-name="P47">Boyer AG, Swearingen RE, Blaha MA, Fortson CT, Gremillion SK, Osborn KA, Moran MD. 2003. Seasonal variation in top-down and bottom-up processes in a grassland arthropod community. <text:s/>Oecologia 136: 309-316.</text:p>
        <text:p text:style-name="P45"/>
        <text:p text:style-name="P51">Brace AJ, Sheikali S, and Martin LB. 2015. Highway to the danger zone: exposure-dependent costs of immunity in a vertebrate ectotherm. Functional Ecology 29: 924–930.</text:p>
        <text:p text:style-name="P45"/>
        <text:p text:style-name="P20">Campero M, De Block M, Ollevier F, and Stoks R. 2008. Correcting the short-term effect of food deprivation in a damselfly: mechanisms and costs. Journal of Animal Ecology 77: 66-73.</text:p>
        <text:p text:style-name="P45"/>
        <text:p text:style-name="P45">Clinchy M, Sheriff MJ, Zanette LY. 2013. Predator-induced stress and the ecology of fear. <text:s/>Functional Ecology 27: 56-65.</text:p>
        <text:p text:style-name="P33"/>
        <text:p text:style-name="P50">Cotter SC, Simpson SJ, Raubenheimer D, and Wilson K. 2011. Macronutrient balance mediates trade-offs between immune function and life history traits. <text:s/>Functional Ecology 25: 186-198.</text:p>
        <text:p text:style-name="P33"/>
        <text:p text:style-name="P48">Debouzie D, Desouhant E, Oberli F, and Menu F. 2002. Resource limitation in natural populations of phytophagous insects. A long-term study case with the chestnut weevil. <text:s/>Acta Oecologica 23: 31-39.</text:p>
        <text:p text:style-name="P33"/>
        <text:p text:style-name="P44">Dolecal RE and Long JD. 2013. Ephemeral macroalgae display spatial variation in relative palatability. <text:s/><text:span text:style-name="T167">Journal of Experimental Marine Biology and Ecology 440: 233-237.</text:span></text:p>
        <text:p text:style-name="P33"/>
        <text:p text:style-name="P54">Eggert AK and Müller JK. 1989. Pheromone-mediated attraction in burying beetles. Ecological Entomology 14: 235-238.</text:p>
        <text:p text:style-name="P54"/>
        <text:p text:style-name="P57">Eggert AK, Müller JK. 1997. Biparental care and social evolution in burying beetles: lessons from the larder. In: Choe JC, Crespi BJ, editors. The Evolution of Social Behavior in Insects and Arachnids. Cambridge (NY): Cambridge University Press. p. 216-236.</text:p>
        <text:p text:style-name="P54"/>
        <text:p text:style-name="P55">Eggert AK and Sakaluk<text:span text:style-name="T171"> </text:span>S<text:span text:style-name="T171">K. 19</text:span>95<text:span text:style-name="T171">. </text:span>Female-coerced monogamy in burying beetles.<text:span text:style-name="T127"> Behavioral Ecology and Sociobiology 37: 147-153.</text:span></text:p>
        <text:p text:style-name="P33"/>
        <text:p text:style-name="P53">Fetherston IA, Scott MP, Traniello JFA. 1990. Parental care in burying beetles: the organization of male and female brood-care behavior. Ethology 85: 177-190.</text:p>
        <text:p text:style-name="P33"/>
        <text:p text:style-name="P9"><text:span text:style-name="T172">Hoang A. 2001. Immune response to parasitism reduces resistance of </text:span><text:span text:style-name="T123">Drosophila melanogaster</text:span><text:span text:style-name="T172"> to dessication and starvation. Evolution 55): 2353-2358.</text:span></text:p>
        <text:p text:style-name="P33"/>
        <text:p text:style-name="P52">Hoyenga KB and Hoyenga KT. 1982. Gender and energy balance: sex differences in adaptations for <text:soft-page-break/>feast and famine. Physiology &amp; Behavior 28: 545-563.</text:p>
        <text:p text:style-name="P33"/>
        <text:p text:style-name="P49">Kasumovic MM. 2013. The multidimensional consequences of the juvenile environment: towards an integrative view of the adult phenotype. <text:s/>Animal Behaviour 85: 1049-1059.</text:p>
        <text:p text:style-name="P33"/>
        <text:p text:style-name="P33"><text:span text:style-name="T102">Kells SA, Vogt JT, Appel AG, and Bennett GW. 1999. Estimating nutritional status of German cockroaches, </text:span><text:span text:style-name="T61">Blattella germanica</text:span><text:span text:style-name="T102"> (L.) (Dictyoptera: Blattellidae), in the field. <text:s/>Journal of Insect Physiology 45: 709-717.</text:span></text:p>
        <text:p text:style-name="P33"/>
        <text:p text:style-name="P46">Kennish, R. 1997. Seasonal patterns of food availability: influences on the reproductive output and body condition of the herbivorous crab <text:span text:style-name="T121">Grapsus albolineatus</text:span><text:span text:style-name="T127">. <text:s/>Oecologia 109: 209-218.</text:span></text:p>
        <text:p text:style-name="P2"/>
        <text:p text:style-name="P15"><text:span text:style-name="T172">Koella JC and Sorensen FL. 2002. Effect of adult nutrition on the melanization immune response of the malaria vector </text:span><text:span text:style-name="T123">Anopheles stephensi</text:span><text:span text:style-name="T172">. <text:s/>Medical and Veterinary Entomology 15: 316-320.</text:span></text:p>
        <text:p text:style-name="P14"/>
        <text:p text:style-name="P59">Lord, JC. <text:s/>2005. <text:s/>From Metchnikoff to Monsanto and beyond: the path of microbrial control. <text:s/>Journal of Invertebrate Pathology 89: 19-29.</text:p>
        <text:p text:style-name="P35"/>
        <text:p text:style-name="P15">McKean KA and Nunney L. 2005. Bateman's principle and immunity: phenotypically plastic reproductive strategies predict changes in immunological sex differences. Evolution 59: 1510-1517.</text:p>
        <text:p text:style-name="P35"/>
        <text:p text:style-name="P59">Medzhitov R, Preston-Hurlburt P, and Janeway CA. <text:s/>1997. <text:s/>A human homologue of the Drosophila Toll protein signals activation of adaptive immunity. <text:s/>Nature 388: 394-397.</text:p>
        <text:p text:style-name="P35"/>
        <text:p text:style-name="P14">Moret Y and Schmid-Hempel P. 2000. Survival for immunity: the price of immune system activation for bumblebee workers. Science 290: 1166-1168.</text:p>
        <text:p text:style-name="P2"/>
        <text:p text:style-name="P18">Reavey CE, Warnock ND, Vogel H, and Cotter SC. 2014. Trade-offs between personal immunity and reproduction in the burying beetle, <text:span text:style-name="T121">Nicrophorus vespilloides</text:span><text:span text:style-name="T127">. Behavioral</text:span> Ecology 25: 415-423.</text:p>
        <text:p text:style-name="P2"/>
        <text:p text:style-name="P16">Reitzl SR and Trumble JT. 2002. Competitive displacement among insects and arachnids. <text:s/>Annual Review of Entomology 47: 435-465.</text:p>
        <text:p text:style-name="P16"/>
        <text:p text:style-name="P5">Robb T and Forbes MR. 2006. Age-dependent induction of immunity and subsequent survival costs in males and females of a temperate damselfly. BMC Ecology 6: 1-13.</text:p>
        <text:p text:style-name="P5"/>
        <text:p text:style-name="P17">Rolff, J and Siva-Jothy MT. 2004. Selection on insect immunity in the wild. Proceedings of the Royal Society B 271: 2157-2160.</text:p>
        <text:p text:style-name="P5"/>
        <text:p text:style-name="P6">Scott MP. 1998. The ecology and behavior of burying beetles. Annual Reviews of Entomology 43: 595-618.</text:p>
        <text:p text:style-name="P34"/>
        <text:p text:style-name="P58">Scott MP and Traniello JFA. 1987. Behvioural cues trigger ovarian development in the burying beetle, <text:span text:style-name="T121">Nicrophorus tomentosus</text:span><text:span text:style-name="T127">. Journal of Insect Physiology 33: 693-696.</text:span></text:p>
        <text:p text:style-name="P34"/>
        <text:p text:style-name="P6"><text:span text:style-name="T172">Scott MP, Traniello JFA, and Fetherston IA. 1987. Competition for prey between ants and burying beetles (</text:span><text:span text:style-name="T123">Nicrophorus</text:span><text:span text:style-name="T172"> spp.): differences between northern and southern temperate sites. Psyche 94: 325-332.</text:span></text:p>
        <text:p text:style-name="P5"/>
        <text:p text:style-name="P3"><text:soft-page-break/>Siva-Jothy MT and Thompson JJW. 2002. Short-term nutrient deprivation affects immune function. Physiological Entomology 27: 206-212.</text:p>
        <text:p text:style-name="P3"/>
        <text:p text:style-name="P4">Siva-Jothy MT, Moret Y, and Rolff J. 2005. Insect immunity: an evolutioary ecology perpective. <text:s/>Advances in Insect Physiology 32: 1-48.</text:p>
        <text:p text:style-name="P4"/>
        <text:p text:style-name="P8"><text:span text:style-name="T173">Steiger S, Gershman SN, Pettinger AM, Eggert AK, Sakaluk SK. 2011. Sex differences in immunity and rapid upregulation of immune defence during parental care in the burying beetle, </text:span><text:span text:style-name="T122">Nicrophorus orbicollis</text:span><text:span text:style-name="T134">. Functional Ecology 25: 1368-1378.</text:span></text:p>
        <text:p text:style-name="P30"/>
        <text:p text:style-name="P19"><text:span text:style-name="T134">Steiger S, Gershman SN, Pettinger AM, Eggert AK, Sakaluk SK. 2012. Dominance status an d sex influence nutritional state and immunity in burying beetles, </text:span><text:span text:style-name="T122">Nicrophorus orbicollis</text:span><text:span text:style-name="T134">. Functional Ecology 25: 1368-1378.</text:span></text:p>
        <text:p text:style-name="P4"/>
        <text:p text:style-name="P12">Valtonen TM, Kleino A, Rämet M, and Rantala MJ. 2010. Starvation reveals maintenance cost of humoral immunity. Evolutionary Biology 37: 49–57.</text:p>
        <text:p text:style-name="P12"/>
        <text:p text:style-name="P21">Wegmann M, Voegeli B, Richner H. 2015. Oxidative status and reproductive effort of great tits in a handicapping experiment. Behavioral Ecology 26: 747–754.</text:p>
        <text:p text:style-name="P21"/>
        <text:p text:style-name="P22">Wilson DS and Knollenberg WG. 1987. Adaptive indirect effects: the fitness of burying beetles with and without their phoretic mites. Evolutionary ecology 1: 139-159.</text:p>
        <text:p text:style-name="P16"/>
        <text:p text:style-name="P33"/>
        <text:p text:style-name="P7"/>
        <text:p text:style-name="P7"/>
        <text:p text:style-name="P2">Bale JS. 2002. Insects and low temperatures: from molecular biology to distributions and abundance. Philosophical Transactions of the Royal Society B 357: 849-862.</text:p>
        <text:p text:style-name="P33"/>
        <text:p text:style-name="P65"><text:span text:style-name="T84">Doums C and Schmid-Hempel P. 2000. Immunocompetence in workers of a social insect, </text:span><text:span text:style-name="T79">Bombus terrestris</text:span><text:span text:style-name="T84"> L., in relation to foraging activity and parasitic infection. Canadian Journal of Zoology 78: 1060-1066.</text:span></text:p>
        <text:p text:style-name="P33"/>
        <text:p text:style-name="P55">Eggert AK and <text:span text:style-name="T171">Müller JK. 1989. </text:span>Mating success of pheromone-emitting <text:span text:style-name="T121">Necrophorus</text:span><text:span text:style-name="T127"> males: do attracted females discriminate against resource owners? Behaviour 110: 248-257.</text:span></text:p>
        <text:p text:style-name="P33"/>
        <text:p text:style-name="P33">Emlen, ST and Oring, LW. <text:s/>1977. <text:s/>Ecology, Sexual Selection, and the Evolution of Mating Systems. <text:s/>Science 197(4300): 215-223.</text:p>
        <text:p text:style-name="P33"/>
        <text:p text:style-name="P60">Gillespie JP, Kanost MR, and Trenczek T. 1997. <text:s/>Biological mediators of insect immunity. <text:s/>Annual Review of Entomology 42: 611-643.</text:p>
        <text:p text:style-name="P33"/>
        <text:p text:style-name="P43">Haine ER, Pollitt LC, Moret Y, Siva-Jothy MT, and Rolff J. <text:s/>2008. <text:s/>Temporal patterns in immune responses to a range of microbial insults (<text:span text:style-name="T121">Tenebrio molitor</text:span><text:span text:style-name="T127">). <text:s/>Journal of Insect Physiology 54: 1090-1097.</text:span></text:p>
        <text:p text:style-name="P33"/>
        <text:p text:style-name="P65"><text:span text:style-name="T84">Jones SR and Kunz SE. 1998. Effects of cold stress on survival and reproduction of </text:span><text:span text:style-name="T79">Haematobia irritans</text:span><text:span text:style-name="T84"> (Diptera: Muscidae). Journal of Medical Entomology 35: 725-731.</text:span></text:p>
        <text:p text:style-name="P33"><text:soft-page-break/></text:p>
        <text:p text:style-name="P31">Marshall KE, Sinclair BJ. 2010. Repeated stress exposure results in a survival-reproduction</text:p>
        <text:p text:style-name="P65"><text:span text:style-name="T84"><text:s/>trade-off in </text:span><text:span text:style-name="T79">Drosophila melanogaster. Proceedings of the Royal Society B 277: 963-969.</text:span></text:p>
        <text:p text:style-name="P33"/>
        <text:p text:style-name="P2">Parsons P. 1990. The metabolic cost of multiple environmental stresses: implications for climatic change and conservation. <text:s/>Trends in Ecology and Evolution 5(9): 315-317.</text:p>
        <text:p text:style-name="P33"/>
        <text:p text:style-name="P65"><text:span text:style-name="T84">Renault D. 2011. Long-term after-effects of cold exposure in adult </text:span><text:span text:style-name="T79">Alphitobius diaperinus </text:span><text:span text:style-name="T84">(Tenebrionidae): the need to link survival ability with subsequent reproductive success. <text:s/>Ecological Entomology 36: 36-42.</text:span></text:p>
        <text:p text:style-name="P33"/>
        <text:p text:style-name="P2">Sadd BM and Schmid-Hempel P. 2006. Insect immunity shows specificity in protection upon secondary pathogen exposure. Current Biology 16: 1206–1210.</text:p>
        <text:p text:style-name="P33"/>
        <text:p text:style-name="P2">Sandland GJ and Minchella DJ. 2003. Costs of immune defense: an enigma wrapped in an environmental cloak? in Parasitology 19(12): 571-574.</text:p>
        <text:p text:style-name="P33"/>
        <text:p text:style-name="P104">Wilson K, Cotter SC, Reeson AF, and Pell JK. 2001. Melanism and disease resistance in insects. Ecology Letters 4: 637-649.</text:p>
        <text:h text:style-name="P109" text:outline-level="1">Food Limitation of the Spider Linyphia marginata: Experimental Field Studies </text:h>
        <text:p text:style-name="P102">David H. Wise </text:p>
        <text:p text:style-name="P102"><text:span text:style-name="Citation">Ecology</text:span> </text:p>
        <text:p text:style-name="P102">Vol. 56, No. 3 (May, 1975), pp. 637-646 </text:p>
        <text:p text:style-name="P79"/>
        <text:p text:style-name="P79"/>
        <text:p text:style-name="P81">The sexes likely encounter similar costs in response to immune system activity, but experience these costs in different ways <text:span text:style-name="T163">(Brace et al 2015). <text:s/>Both are going to want to maximize reproduction over development or self-maintenance, though this will be different based upon organismal lifespan and reproductive strategy (Wegmann et al 2015).</text:span></text:p>
        <text:p text:style-name="P80"/>
        <text:p text:style-name="P8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39">leading to selection for larger males (Emlen and Orring 1977). <text:s/>As </text:span>larger size <text:span text:style-name="T138">is </text:span>typically <text:span text:style-name="T138">associated with</text:span> higher basal metabolic rate<text:span text:style-name="T139">s, males are therefore predicted to have higher metabolic rates than females</text:span><text:span text:style-name="T118">. <text:s/></text:span><text:span text:style-name="T119">F</text:span><text:span text:style-name="T118">emales </text:span><text:span text:style-name="T119">are thought to </text:span><text:span text:style-name="T118">have higher levels of body fat </text:span><text:span text:style-name="T120">relative to males </text:span><text:span text:style-name="T118">due to the energetic demands of egg production (Hoyenga and Hoyenga 1981).</text:span></text:p>
        <text:p text:style-name="P80"/>
        <text:p text:style-name="P80"><text:span text:style-name="T120">A</text:span><text:span text:style-name="T119">s </text:span><text:span text:style-name="T118">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38">for mates </text:span>and successfully fertilize eggs.</text:p>
        <text:p text:style-name="P80"/>
        <text:p text:style-name="P8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2">Preferred R</text:span><text:span text:style-name="T4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6">Results</text:p>
        <text:p text:style-name="P85"/>
        <text:p text:style-name="P85">Laboratory Experiments</text:p>
        <text:p text:style-name="P85"/>
        <text:p text:style-name="P94"><text:span text:style-name="T159">At the beginning of the experiment, there were no significant differences in age (F</text:span><text:span text:style-name="T146">2, 220</text:span><text:span text:style-name="T159"> = 0.64, P = 0.5302), body condition </text:span><text:bookmark-start text:name="__DdeLink__70_1493630556"/><text:span text:style-name="T159">(F</text:span><text:span text:style-name="T146">2, 221</text:span><text:span text:style-name="T159"> = 2.24, P = 0.1089)</text:span><text:bookmark-end text:name="__DdeLink__70_1493630556"/><text:span text:style-name="T159">, or elytra length (F</text:span><text:span text:style-name="T146">2, 221</text:span><text:span text:style-name="T159"> = 0.22, P = 0.8027) between beetles used in the three experiments, for each of the three treatments that were examined. <text:s/>T</text:span><text:span text:style-name="T158">here were no significant interactions between factors.</text:span></text:p>
        <text:p text:style-name="P93"/>
        <text:p text:style-name="P94"><text:span text:style-name="T159">The post-experimental condition of the beetles was significantly affected by the starvation regime utilized in each treatment (F</text:span><text:span text:style-name="T146">11, 221</text:span><text:span text:style-name="T159">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58">There were no significant interactions between terms.</text:span></text:p>
        <text:p text:style-name="P93"/>
        <text:p text:style-name="P94"><text:span text:style-name="T15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60">Do we report that treatment a was significantly different from treatment c, and that treatment b was sig. diff from trt c, but that trt a was not sig. diff. from trt b? <text:s/></text:span><text:span text:style-name="T158">There was no significant difference between the sexes, nor were there significant interactions between terms.</text:span></text:p>
        <text:p text:style-name="P93"/>
        <text:p text:style-name="P94"><text:span text:style-name="T159">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60">Report on significance or lack of significance between treatments? <text:s/></text:span><text:span text:style-name="T158">There was no significant difference in protein concentration between beetles' sex, and there were no significant interactions between terms.</text:span></text:p>
        <text:p text:style-name="P93"/>
        <text:p text:style-name="P94"><text:span text:style-name="T15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60">Report on significance or lack of significance between treatments? <text:s/></text:span><text:span text:style-name="T158">There was no significant difference found between beetles' sex, nor were there significant ineractions between terms.</text:span></text:p>
        <text:p text:style-name="P91"/>
        <text:p text:style-name="P92">Field Experiments</text:p>
        <text:p text:style-name="P94"><text:span text:style-name="T158">There was not a significant difference in elytra length between wild-caught populations of beetles, but there was a significant difference with regards to the sex of the beetles (t = 7.92; d.f. = 1; P &lt; 0.01) </text:span><text:span text:style-name="T160">(do we mention the trend of female beetles having larger elytra here, or let the eventual graph show this?)</text:span><text:span text:style-name="T158">. <text:s/>The populations of beetles had significant differences in body condition (t = 7.59; d.f. = 1; P &lt; 0.01) </text:span><text:span text:style-name="T160">(again, do we mention which population had the better body condition, or let this be evident in the </text:span><text:soft-page-break/><text:span text:style-name="T160">graph?)</text:span></text:p>
        <text:p text:style-name="P88">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88"/>
        <text:p text:style-name="P87">Questions:</text:p>
        <text:p text:style-name="P87">-Where do we discuss how body condition was calculated?</text:p>
        <text:p text:style-name="P87">-Where do we mention that protein was used as a covariate in PO analysis?</text:p>
        <text:p text:style-name="P87">-<text:span text:style-name="T157">Where do we discuss repeatability? <text:s/>Do we need to discuss the calculations used for it?</text:span></text:p>
        <text:p text:style-name="P87"/>
        <text:p text:style-name="P69">Encapsulation and Melanization Assay</text:p>
        <text:p text:style-name="P10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71"/>
        <text:p text:style-name="P83">Statistical analyses</text:p>
        <text:p text:style-name="P71"/>
        <text:p text:style-name="P71"/>
        <text:p text:style-name="P71"/>
        <text:p text:style-name="P71"/>
        <text:p text:style-name="P72">Bioenergetics of salmonid fishes: energy intake, expenditure and productivity</text:p>
        <text:p text:style-name="P72">The concept of allostasis in biology and biomedicine, Bruce S McEwen, John C Wingfield</text:p>
        <text:p text:style-name="P72"/>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pan text:style-name="T80">Burying beetles, </text:span><text:span text:style-name="T77">Nicrophorus</text:span><text:span text:style-name="T8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71"/>
        <text:p text:style-name="P7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71"/>
        <text:p text:style-name="P71">Phenoloxidase production and the melanization response are integrated into the same pathway, with </text:p>
        <text:p text:style-name="P71"/>
        <text:p text:style-name="P71">As starvation is known to affect the sexes in different, specific ways, it was also </text:p>
        <text:p text:style-name="P71"/>
        <text:p text:style-name="P71">males &amp; females should be kept separate (mating leads to decreased male immunity)</text:p>
        <text:p text:style-name="P71">food restriction should be noted (females don't show much change if food is ad libitum)</text:p>
        <text:p text:style-name="P71"/>
        <text:p text:style-name="P71">--do males &amp; females in nicrophorus have different sizes of fat bodies?</text:p>
        <text:p text:style-name="P71"/>
        <text:p text:style-name="P7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71">females have stronger immune response than males</text:p>
        <text:p text:style-name="P71">pregnancy &amp; development of eggs/young</text:p>
        <text:p text:style-name="P71">birthweight is determinant in total lifetime reproductive success in males, but not females (in deer)</text:p>
        <text:p text:style-name="P71">resting metabolic rate rises in both sexes, while blood glucose falls in both</text:p>
        <text:p text:style-name="P71">females lose more fat than protein, but males lose more protein than fat (Widdowson, 1976)</text:p>
        <text:p text:style-name="P71">Females deposit more fat than males (Widdowson, 1976)</text:p>
        <text:p text:style-name="P71"/>
        <text:p text:style-name="P71">stearns sc (1989) – trade-offs in life history evolution. Funct. Ecol 3: 259-268</text:p>
        <text:p text:style-name="P75">stearns sc (1992) – the evolution of life histories. <text:s/>Oxford. <text:s/>Book</text:p>
        <text:p text:style-name="P99"/>
        <text:p text:style-name="P99"/>
        <text:p text:style-name="P99">although an organism's immune system responds differently between its maintenance and upregulated modes, both are hindered when under conditions of adequate or reduced food intake (Lee 2006; Gilot-Fromont et al. 2012). <text:s/></text:p>
        <text:p text:style-name="P99"/>
        <text:p text:style-name="P9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2"/>
        <text:p text:style-name="P23">search term in google scholar: food availability seasonality review, generalist feeder seasonality</text:p>
        <text:p text:style-name="P32"/>
        <text:p text:style-name="P1">A story of famine in the pelagic realm: temporal and spatial patterns of food limitation in rotifers from an oligotrophic tropical lake</text:p>
        <text:p text:style-name="P32"/>
        <text:p text:style-name="P1">Author(s): Ortega-Mayagoitia, Elizabeth; Ciros-Perez, Jorge; Sanchez-Martinez, Mayeli</text:p>
        <text:p text:style-name="P32"/>
        <text:p text:style-name="P1">Source: JOURNAL OF PLANKTON RESEARCH <text:s/>Volume: 33 <text:s text:c="2"/>Issue: 10 <text:s text:c="2"/>Pages: 1574-1585 <text:s text:c="2"/>DOI: 10.1093/plankt/fbr045 <text:s text:c="2"/>Published: OCT 2011 </text:p>
        <text:p text:style-name="P32"/>
        <text:p text:style-name="P32"/>
        <text:p text:style-name="P1"><text:s/>Title: Food limitation of planktonic rotifers: field experiments in two mountain ponds</text:p>
        <text:p text:style-name="P32"><text:soft-page-break/></text:p>
        <text:p text:style-name="P1">Author(s): Cordova, SE; Giffin, J; Kirk, KL</text:p>
        <text:p text:style-name="P32"/>
        <text:p text:style-name="P1">Source: FRESHWATER BIOLOGY <text:s/>Volume: 46 <text:s text:c="2"/>Issue: 11 <text:s text:c="2"/>Pages: 1519-1527 <text:s text:c="2"/>DOI: 10.1046/j.1365-2427.2001.00768.x <text:s text:c="2"/>Published: NOV 2001 </text:p>
        <text:p text:style-name="P32"/>
        <text:p text:style-name="P32"/>
        <text:p text:style-name="P32"/>
        <text:p text:style-name="P1"><text:s/>Title: Resource limitation in marine soft sediments - differential effects of food and space in the association between the brittle-star Amphiura filiformis and the bivalve Mysella bidentata?</text:p>
        <text:p text:style-name="P32"/>
        <text:p text:style-name="P1">Author(s): Josefson, AB</text:p>
        <text:p text:style-name="P32"/>
        <text:p text:style-name="P1"><text:s/>Source: HYDROBIOLOGIA <text:s/>Volume: 375-76 <text:s text:c="2"/>Pages: 297-305 <text:s text:c="2"/>DOI: 10.1023/A:1017077510168 <text:s text:c="2"/>Published: 1998 </text:p>
        <text:p text:style-name="P32"/>
        <text:p text:style-name="P1"><text:s text:c="2"/></text:p>
        <text:p text:style-name="P32"/>
        <text:p text:style-name="P32"/>
        <text:p text:style-name="P3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2"/>
        <text:p text:style-name="P32"/>
        <text:p text:style-name="P32"/>
        <text:p text:style-name="P64"><text:span text:style-name="T80"><text:s/>Th is study examined the impact of short-term food-related stress on immunocompetence in adult burying beetles, </text:span><text:span text:style-name="T77">Nicrophorus orbicollis</text:span><text:span text:style-name="T80"> Say (Coleoptera: Silphidae). <text:s/></text:span><text:span text:style-name="T77">N. orbicollis</text:span><text:span text:style-name="T8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2"/>
        <text:p text:style-name="P24">Results</text:p>
        <text:p text:style-name="P32"/>
        <text:p text:style-name="P64"><text:span text:style-name="T83"><text:s text:c="3"/>There were no significant differences in initial body mass between beetles in each treatment (</text:span><text:span text:style-name="T78">F</text:span><text:span text:style-name="T2">2, 75</text:span><text:span text:style-name="T78"> </text:span><text:span text:style-name="T83">= 0.27, </text:span><text:span text:style-name="T78">P </text:span><text:span text:style-name="T83">= 0.76), sex (</text:span><text:span text:style-name="T78">F</text:span><text:span text:style-name="T2">1, 75</text:span><text:span text:style-name="T78"> </text:span><text:span text:style-name="T83">= 0.10, </text:span><text:span text:style-name="T78">P </text:span><text:span text:style-name="T83">= 0.76), or the interaction between treatment and sex (</text:span><text:span text:style-name="T78">F</text:span><text:span text:style-name="T2">2, 75</text:span><text:span text:style-name="T78"> </text:span><text:span text:style-name="T83">= 2.11, </text:span><text:span text:style-name="T78">P </text:span><text:span text:style-name="T83">= 0.12). <text:s/>Similarly, there was no significant difference in age between beetles in each treatment (</text:span><text:span text:style-name="T78">F</text:span><text:span text:style-name="T2">2, 151</text:span><text:span text:style-name="T78"> </text:span><text:span text:style-name="T83">= 2.17, </text:span><text:span text:style-name="T78">P </text:span><text:span text:style-name="T83">= 0.12), sex (</text:span><text:span text:style-name="T78">F</text:span><text:span text:style-name="T2">1, 151</text:span><text:span text:style-name="T78"> </text:span><text:span text:style-name="T83">= 0.00, </text:span><text:span text:style-name="T78">P </text:span><text:span text:style-name="T83">= 0.97), or the interaction between treatment and sex (</text:span><text:span text:style-name="T78">F</text:span><text:span text:style-name="T2">2, 151</text:span><text:span text:style-name="T78"> </text:span><text:span text:style-name="T83">= 0.03, </text:span><text:span text:style-name="T78">P </text:span><text:span text:style-name="T83">=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78">F</text:span><text:span text:style-name="T2">2, 75</text:span><text:span text:style-name="T78"> </text:span><text:span text:style-name="T83">= 5.32, </text:span><text:span text:style-name="T78">P </text:span><text:span text:style-name="T83">= 0.0069</text:span><text:bookmark-end text:name="__DdeLink__169_159234381"/><text:span text:style-name="T83">), and post-treatment masses were significantly different from each other (how do we report this?), with higher levels of feeding associated with increased overall mass.</text:span></text:p>
        <text:p text:style-name="P64"><text:bookmark-start text:name="__DdeLink__197_969931675"/><text:span text:style-name="T83"><text:s text:c="5"/>Phenoloxidase levels differed significantly between treatments (</text:span><text:span text:style-name="T78">F</text:span><text:span text:style-name="T2">2, 75</text:span><text:span text:style-name="T78"> </text:span><text:span text:style-name="T83">= 5.32, </text:span><text:span text:style-name="T78">P </text:span><text:span text:style-name="T83">= 0.0069), as did protein concentrations in hemolymph (</text:span><text:span text:style-name="T78">F</text:span><text:span text:style-name="T2">2, 75</text:span><text:span text:style-name="T78"> </text:span><text:span text:style-name="T83">= 5.32, </text:span><text:span text:style-name="T78">P </text:span><text:span text:style-name="T83">= 0.0069), but not between sexes (</text:span><text:span text:style-name="T78">F</text:span><text:span text:style-name="T2">2, 75</text:span><text:span text:style-name="T78"> </text:span><text:span text:style-name="T83">= 5.32, </text:span><text:span text:style-name="T78">P </text:span><text:span text:style-name="T83">= 0.0069, <text:s/></text:span><text:span text:style-name="T78">F</text:span><text:span text:style-name="T2">2, 75</text:span><text:span text:style-name="T78"> </text:span><text:span text:style-name="T83">= 5.32, </text:span><text:span text:style-name="T78">P </text:span><text:span text:style-name="T83">= 0.0069) or the interaction between treatment and sex (</text:span><text:span text:style-name="T78">F</text:span><text:span text:style-name="T2">2, 75</text:span><text:span text:style-name="T78"> </text:span><text:span text:style-name="T83">= 5.32, </text:span><text:span text:style-name="T78">P </text:span><text:span text:style-name="T83">= 0.0069, <text:s/></text:span><text:span text:style-name="T78">F</text:span><text:span text:style-name="T2">2, 75</text:span><text:span text:style-name="T78"> </text:span><text:span text:style-name="T83">= 5.32, </text:span><text:span text:style-name="T78">P </text:span><text:span text:style-name="T83">= 0.0069). <text:s/>There was also a significant effect of the treatment on a beetle's encapsulation response (</text:span><text:span text:style-name="T78">F</text:span><text:span text:style-name="T2">2, 70</text:span><text:span text:style-name="T78"> </text:span><text:span text:style-name="T83">= 12.31, </text:span><text:span text:style-name="T78">P </text:span><text:span text:style-name="T83">= &lt; 0.0001), but no differences due to sex (</text:span><text:span text:style-name="T78">F</text:span><text:span text:style-name="T2">2, 70</text:span><text:span text:style-name="T78"> </text:span><text:span text:style-name="T83">= 0.00, </text:span><text:span text:style-name="T78">P </text:span><text:span text:style-name="T83">= 0.99) or the interaction between treatment and sex (</text:span><text:span text:style-name="T78">F</text:span><text:span text:style-name="T2">2, 70</text:span><text:span text:style-name="T78"> </text:span><text:span text:style-name="T83">= 0.84, </text:span><text:span text:style-name="T78">P </text:span><text:bookmark-end text:name="__DdeLink__197_969931675"/><text:span text:style-name="T83">= 0.44).</text:span></text:p>
        <text:p text:style-name="P32"/>
        <text:p text:style-name="P32"/>
        <text:p text:style-name="P32"/>
        <text:p text:style-name="P32"/>
        <text:p text:style-name="P32"/>
        <text:p text:style-name="P23">http://www.kongregate.com/games/ArmorGames/k-o-l-m</text:p>
        <text:p text:style-name="P32"/>
        <text:p text:style-name="P23">Creamy white head, 1cm high. <text:s/>Hazy orange brown in color.</text:p>
        <text:p text:style-name="P23">Butterscotch campfire. Bit of caramel. <text:s/>Soil. <text:s/>Wet leaves.</text:p>
        <text:p text:style-name="P23">Smoke with toffee undertones throughout. <text:s/>Lingering smoke in aftertaste, with a bit of toffee-like malt.</text:p>
        <text:p text:style-name="P23">Medium bodied. <text:s/>Slight astringency in closing moments, leading to a tightly dry finish that makes having another sip desirable.</text:p>
        <text:p text:style-name="P32"/>
        <text:p text:style-name="P24">Discussion</text:p>
        <text:p text:style-name="P32"/>
        <text:p text:style-name="P42">In burying beetles, competition for breeding resources and mates is equal between the sexes. <text:s/>Similarly, if male and female are present, parental care is given by both individuals. <text:s/>As consistent with previous studies (Zuk and McKean 1996), </text:p>
        <text:p text:style-name="P32"><text:soft-page-break/></text:p>
        <text:p text:style-name="P1"/>
        <text:p text:style-name="P1"/>
        <text:p text:style-name="P68">From C Rauter Files:</text:p>
        <text:p text:style-name="P32"/>
        <text:p text:style-name="P29">Immunocompetence: Gender / Sex Differences</text:p>
        <text:p text:style-name="P1">2008 nunn</text:p>
        <text:p text:style-name="P1">2000 kurtz</text:p>
        <text:p text:style-name="P1">2001 adamo</text:p>
        <text:p text:style-name="P1">2007 rantala</text:p>
        <text:p text:style-name="P32"/>
        <text:p text:style-name="P29">Stress &amp; Immunity: Several Reviews</text:p>
        <text:p text:style-name="P3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2"/>
        <text:p text:style-name="P1">2003 wingfield &amp; sapolsky, reroduction and resistance to stress: when and how, journal of neuroendocrinology, 2003, vol 15 711-724</text:p>
        <text:p text:style-name="P32"/>
        <text:p text:style-name="P1">2005 badyaev, stress induced variation in evolution: from behavioral plasticity to genetic assimilation, proceedings of royal society b 2005, 272, 877-886</text:p>
        <text:p text:style-name="P32"/>
        <text:p text:style-name="P1">2008, adamo, norephinephrine and octopamine: linking stress and immune function across phyla, isj 5 12-19, issn 1824-307x</text:p>
        <text:p text:style-name="P32"/>
        <text:p text:style-name="P1">2008, davis, maney &amp; maerz, the use of leukocyte profiles to measure stress in vertebrates: a review for ecologists, functional ecology 2008, 22, 760-772</text:p>
        <text:p text:style-name="P32"/>
        <text:p text:style-name="P1">2011, adamo &amp; baker, conserved features of chronic stress across phyla: the efects of long term stress on behavior and the concentration of the neurohormone ocopamine in the cricket gryllus texensis, hormones and ehavior, 60 478-483</text:p>
        <text:p text:style-name="P32"/>
        <text:p text:style-name="P1">2012, adamo, the effects of the stress response on immune function in the invertebrates: an evolutionary perspective on an ancient connection, hormones and behavior (in press)</text:p>
        <text:p text:style-name="P32"/>
        <text:p text:style-name="P2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4"><text:span text:style-name="T80">2011, Xu et al, Food restriction and refeeding have no efect on cellular and humoral immunity in mongolian gerbils, </text:span><text:bookmark text:name="__DdeLink__408_1510251924"/><text:span text:style-name="T8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70">Accounting for the costs and benefits of a particular trait is central to evolutionary biology. The diversity of organisms in nature is a testament to the many strategies by which organisms have opti-</text:p>
        <text:p text:style-name="P67">mized investment in the face of costs and constraints. These optimization “decisions” result in trade-offs, which are often observed as negative associations between traits. Classic life-history trade-offs</text:p>
        <text:p text:style-name="P67">include: age and size at maturity, and aspects of reproductive effort such as clutch size and offspring size (Roff 1992).</text:p>
        <text:p text:style-name="P67"/>
        <text:p text:style-name="P6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7"/>
        <text:p text:style-name="P6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7"/>
        <text:p text:style-name="P67">A range of empirical studies across taxa have provided evidence for immune costs. These can be broken down into 1) <text:s/>evolutionary costs of defense (Kraaijeveld and Godfray 2001; Cotter et <text:s/>al.</text:p>
        <text:p text:style-name="P6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7"/>
        <text:p text:style-name="P67">Invertebrates have provided excellent, productive model systems to address many of the key questions within the field of ecological immunology. This is mainly due to the ease with which many species</text:p>
        <text:p text:style-name="P67">can be kept (in large numbers), bred, and their immune systems studied. The invertebrate immune system, while complex and efficient, is nonetheless simpler than that of vertebrates. Immune responses</text:p>
        <text:p text:style-name="P6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7"/>
        <text:p text:style-name="P67">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7"/>
        <text:p text:style-name="P67">Here, we focus on the life-history constraints of immune function, in the burying beetle Nicrophorus vespilloides (Figure 1). Burying beetles provide a highly tractable system for studying the trade-off</text:p>
        <text:p text:style-name="P6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7"/>
        <text:p text:style-name="P6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7"/>
        <text:p text:style-name="P67">Here, we address this question by measuring constitutive investment in immunity during breeding to look for evidence of immunosuppression. We then consider the effect of challenging the immune</text:p>
        <text:p text:style-name="P13">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1T17:16:46.313328000</dc:date>
    <meta:generator>LibreOffice/4.4.5.2$MacOSX_X86_64 LibreOffice_project/a22f674fd25a3b6f45bdebf25400ed2adff0ff99</meta:generator>
    <meta:editing-duration>PT23H49M3S</meta:editing-duration>
    <meta:editing-cycles>84</meta:editing-cycles>
    <meta:document-statistic meta:table-count="0" meta:image-count="0" meta:object-count="0" meta:page-count="20" meta:paragraph-count="219" meta:word-count="8236" meta:character-count="55003" meta:non-whitespace-character-count="46746"/>
  </office:meta>
</office:document-meta>
</file>